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22T10:45:00" calcext:value-type="date">
            <text:p>02/22/22 10:45 AM</text:p>
          </table:table-cell>
          <table:table-cell table:style-name="ce15" table:formula="of:=[.B78]-[.A78]" office:value-type="time" office:time-value="PT480H45M00S" calcext:value-type="time">
            <text:p>00:45:00</text:p>
          </table:table-cell>
          <table:table-cell table:style-name="ce7" table:formula="of:=[.C78]+[.D77]" office:value-type="time" office:time-value="PT524H45M59.999999S" calcext:value-type="time">
            <text:p>524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hours/>
      <number:text>:</number:text>
      <number:minute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  <number:text>-</number:text>
      <number:year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5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8:01:28.4022007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2-22T18:02:54.400888823</dc:date>
    <meta:editing-cycles>119</meta:editing-cycles>
    <meta:editing-duration>P1DT5H49M17S</meta:editing-duration>
    <meta:generator>LibreOffice/7.2.4.1$NetBSD_X86_64 LibreOffice_project/20$Build-1</meta:generator>
    <meta:document-statistic meta:table-count="1" meta:cell-count="376" meta:object-count="0"/>
    <meta:user-defined meta:name="AppVersion">15.0000</meta:user-defined>
  </office:meta>
</office:document-meta>
</file>